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03d3e" officeooo:paragraph-rsid="00003d3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03d3e" officeooo:paragraph-rsid="00003d3e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03d3e" officeooo:paragraph-rsid="00003d3e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22af8" officeooo:paragraph-rsid="00022af8" style:font-weight-asian="bold" style:font-weight-complex="bold"/>
    </style:style>
    <style:style style:name="P5" style:family="paragraph" style:parent-style-name="Standard">
      <style:text-properties officeooo:rsid="00022af8" officeooo:paragraph-rsid="00022af8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officeooo:paragraph-rsid="00003d3e"/>
    </style:style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paragraph-rsid="00003d3e"/>
    </style:style>
    <style:style style:name="P11" style:family="paragraph" style:parent-style-name="List_20_Contents" style:list-style-name="L4">
      <style:text-properties officeooo:paragraph-rsid="00003d3e"/>
    </style:style>
    <style:style style:name="T1" style:family="text">
      <style:text-properties officeooo:rsid="00003d3e"/>
    </style:style>
    <style:style style:name="T2" style:family="text">
      <style:text-properties officeooo:rsid="00022af8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ign Time Governance Lab Outline</text:p>
      <text:p text:style-name="P1"/>
      <text:p text:style-name="P1"/>
      <text:p text:style-name="P3">Design Time Governance Overview</text:p>
      <text:p text:style-name="P1"/>
      <text:p text:style-name="P1">S-RAMP</text:p>
      <text:list xml:id="list6773938843114678" text:style-name="L4">
        <text:list-item>
          <text:p text:style-name="P11"><text:span text:style-name="T1">SOA Repository Artifact Model and Protocol (based on the OASIS standard) </text:span></text:p>
        </text:list-item>
      </text:list>
      <text:list xml:id="list3255519769152622189" text:style-name="L2">
        <text:list-item>
          <text:p text:style-name="P9">Artifact repository </text:p>
          <text:list>
            <text:list-item>
              <text:p text:style-name="P9">Built on top of ModeShape </text:p>
            </text:list-item>
            <text:list-item>
              <text:p text:style-name="P9">Stores artifact content and meta-data including: </text:p>
              <text:list>
                <text:list-item>
                  <text:p text:style-name="P9">Core properties (name, description, version, etc) </text:p>
                </text:list-item>
                <text:list-item>
                  <text:p text:style-name="P9">Custom ad-hoc properties (name-value) </text:p>
                </text:list-item>
                <text:list-item>
                  <text:p text:style-name="P9">Relationships between artifacts </text:p>
                </text:list-item>
                <text:list-item>
                  <text:p text:style-name="P9">Hierarchical tagging system called Classifiers </text:p>
                </text:list-item>
              </text:list>
            </text:list-item>
            <text:list-item>
              <text:p text:style-name="P9">Rich XPath-like query language to search the repository </text:p>
            </text:list-item>
            <text:list-item>
              <text:p text:style-name="P9">Atom based REST API </text:p>
            </text:list-item>
            <text:list-item>
              <text:p text:style-name="P9">Automatic decomposition of artifacts based on type </text:p>
              <text:list>
                <text:list-item>
                  <text:p text:style-name="P9">Built in support for common S-RAMP types (XSD, WSDL, etc) </text:p>
                </text:list-item>
                <text:list-item>
                  <text:p text:style-name="P9">Extensible to support additional types (Teiid VDB, switchyard.xml, etc) </text:p>
                </text:list-item>
              </text:list>
            </text:list-item>
          </text:list>
        </text:list-item>
        <text:list-item>
          <text:p text:style-name="P9">Command Line Interface </text:p>
          <text:list>
            <text:list-item>
              <text:p text:style-name="P9">Supports interactive and batch modes </text:p>
            </text:list-item>
            <text:list-item>
              <text:p text:style-name="P9">Built-in commands to manage and search for artifacts in the repository </text:p>
            </text:list-item>
            <text:list-item>
              <text:p text:style-name="P9">Extensible to allow contributing custom commands </text:p>
            </text:list-item>
          </text:list>
        </text:list-item>
        <text:list-item>
          <text:p text:style-name="P9">Maven integration </text:p>
          <text:list>
            <text:list-item>
              <text:p text:style-name="P9">Can "mvn deploy" a deployment artifact directly into S-RAMP </text:p>
            </text:list-item>
            <text:list-item>
              <text:p text:style-name="P9">Able to use S-RAMP artifacts as dependencies in maven projects </text:p>
            </text:list-item>
          </text:list>
        </text:list-item>
        <text:list-item>
          <text:p text:style-name="P9">Web UI </text:p>
          <text:list>
            <text:list-item>
              <text:p text:style-name="P9">Based on Errai 2.4 </text:p>
            </text:list-item>
            <text:list-item>
              <text:p text:style-name="P9">Allows granular management of content in the repository </text:p>
            </text:list-item>
            <text:list-item>
              <text:p text:style-name="P7">Can be used to manipulate all artifact meta-data </text:p>
            </text:list-item>
          </text:list>
        </text:list-item>
      </text:list>
      <text:p text:style-name="P10"><text:span text:style-name="T1">Design Time Governance</text:span></text:p>
      <text:list xml:id="list1753197595189923679" text:style-name="L1">
        <text:list-item>
          <text:p text:style-name="P8">Built on top of the S-RAMP artifact repository </text:p>
        </text:list-item>
        <text:list-item>
          <text:p text:style-name="P8">Supports triggering Governance Workflows based on repository changes </text:p>
          <text:list>
            <text:list-item>
              <text:p text:style-name="P8">Embeds jBPM 6 to support workflow execution </text:p>
            </text:list-item>
            <text:list-item>
              <text:p text:style-name="P8">Maps an S-RAMP query to a workflow definition </text:p>
            </text:list-item>
          </text:list>
        </text:list-item>
        <text:list-item>
          <text:p text:style-name="P8">Includes an out-of-the-box Governance Workflow to handle Deployment Lifecycle Management </text:p>
        </text:list-item>
        <text:list-item>
          <text:p text:style-name="P8">Implements several REST services to support Governance Workflows </text:p>
          <text:list>
            <text:list-item>
              <text:p text:style-name="P8">General purpose Notification (email) Service </text:p>
            </text:list-item>
            <text:list-item>
              <text:p text:style-name="P8">Artifact meta-data Update Service (used to add meta-data to the S-RAMP artifact being governed) </text:p>
            </text:list-item>
            <text:list-item>
              <text:p text:style-name="P8">Deployment Service used to deploy binary artifacts into runtime EAP systems </text:p>
              <text:list>
                <text:list-item>
                  <text:p text:style-name="P8">Supports RHQ </text:p>
                </text:list-item>
                <text:list-item>
                  <text:p text:style-name="P8">Supports JBoss AS CLI </text:p>
                </text:list-item>
                <text:list-item>
                  <text:p text:style-name="P8">Supports direct file copying </text:p>
                </text:list-item>
                <text:list-item>
                  <text:p text:style-name="P8"><text:soft-page-break/>Can also deploy into a Maven repository </text:p>
                </text:list-item>
                <text:list-item>
                  <text:p text:style-name="P8">Supports multiple, configurable logical deployment targets (for example, DEV, TEST, PROD) </text:p>
                </text:list-item>
              </text:list>
            </text:list-item>
          </text:list>
        </text:list-item>
        <text:list-item>
          <text:p text:style-name="P8">Web UI </text:p>
          <text:list>
            <text:list-item>
              <text:p text:style-name="P8">Includes a Task Inbox for human tasks created by the Governance Workflows </text:p>
            </text:list-item>
            <text:list-item>
              <text:p text:style-name="P8">Provides a UI specific to the Deployment Lifecycle Governance Workflow </text:p>
              <text:list>
                <text:list-item>
                  <text:p text:style-name="P8">Can drill into a deployment to see its contents </text:p>
                </text:list-item>
                <text:list-item>
                  <text:p text:style-name="P8">Shows the change history for a deployment </text:p>
                </text:list-item>
                <text:list-item>
                  <text:p text:style-name="P6">Provides a way to see which deployments are deployed to which environments </text:p>
                </text:list-item>
              </text:list>
            </text:list-item>
          </text:list>
        </text:list-item>
      </text:list>
      <text:p text:style-name="P1"/>
      <text:p text:style-name="P3">Design Time Governance Objectives</text:p>
      <text:p text:style-name="P1"/>
      <text:p text:style-name="P5">Review and Deploy Default Workflow</text:p>
      <text:p text:style-name="P5">Review Configuration and Deploy Application</text:p>
      <text:p text:style-name="P5">Review and follow the DTGov Workflow with the Application</text:p>
      <text:p text:style-name="P1"/>
      <text:p text:style-name="P4">Lab Steps</text:p>
      <text:p text:style-name="P1"/>
      <text:p text:style-name="P5">Review Default Workflow in JBDS</text:p>
      <text:p text:style-name="P1">Deploy Default Workflow</text:p>
      <text:p text:style-name="P1">Review <text:span text:style-name="T2">DTGov </text:span>UI</text:p>
      <text:p text:style-name="P1">Modify POM for Distribution Management</text:p>
      <text:p text:style-name="P1">Create Link for Production</text:p>
      <text:p text:style-name="P5">Create S-RAMP username/password</text:p>
      <text:p text:style-name="P1">Deploy Application <text:span text:style-name="T2">to S-RAMP</text:span></text:p>
      <text:p text:style-name="P1">Walk through Workflow</text:p>
      <text:p text:style-name="P1">Test the Application once deploy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1T09:55:56.758074682</meta:creation-date>
    <dc:date>2014-03-21T10:19:10.873569371</dc:date>
    <meta:editing-duration>PT7M33S</meta:editing-duration>
    <meta:editing-cycles>1</meta:editing-cycles>
    <meta:document-statistic meta:table-count="0" meta:image-count="0" meta:object-count="0" meta:page-count="2" meta:paragraph-count="62" meta:word-count="424" meta:character-count="2692" meta:non-whitespace-character-count="2330"/>
    <meta:generator>LibreOffice/4.1.5.3$Linux_X86_64 LibreOffice_project/410$Build-3</meta:generator>
  </office:meta>
</office:document-meta>
</file>